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officeooo:rsid="00142565" officeooo:paragraph-rsid="00142565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font-size="11pt" officeooo:rsid="00142565" officeooo:paragraph-rsid="0015bea0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color="#004586" fo:font-size="16pt" fo:font-weight="bold" officeooo:rsid="00142565" officeooo:paragraph-rsid="0014fd92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4586" fo:font-size="14pt" fo:font-weight="bold" officeooo:rsid="00142565" officeooo:paragraph-rsid="00142565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800000" fo:font-size="24pt" fo:font-weight="bold" officeooo:rsid="00142565" officeooo:paragraph-rsid="00142565" style:font-size-asian="24pt" style:font-weight-asian="bold" style:font-size-complex="24pt" style:font-weight-complex="bold"/>
    </style:style>
    <style:style style:name="P6" style:family="paragraph" style:parent-style-name="Standard" style:master-page-name="">
      <style:paragraph-properties fo:margin-left="0.5in" fo:margin-right="0in" fo:text-align="justify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style:font-name="Courier 10 Pitch" fo:font-size="10pt" officeooo:rsid="00142565" officeooo:paragraph-rsid="00142565" style:font-size-asian="10pt" style:font-size-complex="10pt"/>
    </style:style>
    <style:style style:name="P7" style:family="paragraph" style:parent-style-name="Standard" style:master-page-name="">
      <style:paragraph-properties fo:margin-left="0.5in" fo:margin-right="0in" fo:text-align="justify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style:font-name="Courier 10 Pitch" fo:font-size="10pt" officeooo:rsid="00142565" officeooo:paragraph-rsid="0015bea0" style:font-size-asian="10pt" style:font-size-complex="10pt"/>
    </style:style>
    <style:style style:name="P8" style:family="paragraph" style:parent-style-name="Standard" style:master-page-name="">
      <style:paragraph-properties fo:margin-left="0.25in" fo:margin-right="0.1866in" fo:text-align="justify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fo:font-weight="bold" officeooo:rsid="00142565" officeooo:paragraph-rsid="00142565" style:font-weight-asian="bold" style:font-weight-complex="bold"/>
    </style:style>
    <style:style style:name="P9" style:family="paragraph" style:parent-style-name="Standard">
      <style:paragraph-properties fo:margin-left="0.25in" fo:margin-right="0.1866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font-weight="bold" officeooo:rsid="00142565" officeooo:paragraph-rsid="00142565" style:font-weight-asian="bold" style:font-weight-complex="bold"/>
    </style:style>
    <style:style style:name="P10" style:family="paragraph" style:parent-style-name="Standard" style:master-page-name="">
      <style:paragraph-properties fo:margin-left="0.25in" fo:margin-right="0in" fo:text-align="justify" style:justify-single-word="false" fo:text-indent="0in" style:auto-text-indent="false" style:page-number="auto"/>
      <style:text-properties style:font-name="Courier 10 Pitch" fo:font-size="10pt" officeooo:rsid="00142565" officeooo:paragraph-rsid="0015bea0" style:font-size-asian="10pt" style:font-size-complex="10pt"/>
    </style:style>
    <style:style style:name="P11" style:family="paragraph" style:parent-style-name="Standard" style:master-page-name="">
      <style:paragraph-properties fo:margin-left="0.25in" fo:margin-right="0in" fo:text-align="justify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fo:font-size="11pt" officeooo:rsid="00142565" officeooo:paragraph-rsid="00142565" style:font-size-asian="11pt" style:font-size-complex="11pt"/>
    </style:style>
    <style:style style:name="P12" style:family="paragraph" style:parent-style-name="Standard" style:master-page-name="">
      <style:paragraph-properties fo:margin-left="0.25in" fo:margin-right="0in" fo:text-align="justify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fo:font-size="11pt" officeooo:rsid="00142565" officeooo:paragraph-rsid="0015bea0" style:font-size-asian="11pt" style:font-size-complex="11pt"/>
    </style:style>
    <style:style style:name="P13" style:family="paragraph" style:parent-style-name="Standard">
      <style:paragraph-properties fo:margin-left="0.25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font-size="11pt" officeooo:rsid="00142565" officeooo:paragraph-rsid="00142565" style:font-size-asian="11pt" style:font-size-complex="11pt"/>
    </style:style>
    <style:style style:name="P14" style:family="paragraph" style:parent-style-name="Standard">
      <style:paragraph-properties fo:margin-left="0.25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font-size="11pt" officeooo:rsid="0014fa96" officeooo:paragraph-rsid="0014fa96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color="#355e00" fo:font-size="16pt" fo:font-weight="bold" officeooo:rsid="00142565" officeooo:paragraph-rsid="00142565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1pt" officeooo:rsid="00142565" officeooo:paragraph-rsid="0016726c" style:font-size-asian="11pt" style:font-size-complex="11pt"/>
    </style:style>
    <style:style style:name="P17" style:family="paragraph" style:parent-style-name="Standard" style:master-page-name="">
      <style:paragraph-properties fo:margin-left="0.25in" fo:margin-right="0in" fo:text-align="justify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fo:font-size="14pt" fo:font-style="italic" fo:font-weight="bold" officeooo:rsid="00142565" officeooo:paragraph-rsid="00142565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Standard">
      <style:paragraph-properties fo:margin-left="0.25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font-size="14pt" fo:font-style="italic" fo:font-weight="bold" officeooo:rsid="00142565" officeooo:paragraph-rsid="00142565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14fa96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4pt" fo:font-style="italic" officeooo:rsid="0014fd92" style:font-size-asian="14pt" style:font-style-asian="italic" style:font-size-complex="14pt" style:font-style-complex="italic"/>
    </style:style>
    <style:style style:name="T5" style:family="text">
      <style:text-properties officeooo:rsid="0014fd9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4fd92" style:font-style-asian="italic" style:font-style-complex="italic"/>
    </style:style>
    <style:style style:name="T9" style:family="text">
      <style:text-properties fo:font-style="italic" officeooo:rsid="001599fb" style:font-style-asian="italic" style:font-style-complex="italic"/>
    </style:style>
    <style:style style:name="T10" style:family="text">
      <style:text-properties fo:font-style="italic" officeooo:rsid="0014fa96" style:font-style-asian="italic" style:font-style-complex="italic"/>
    </style:style>
    <style:style style:name="T11" style:family="text">
      <style:text-properties fo:font-style="italic" officeooo:rsid="0015bea0" style:font-style-asian="italic" style:font-style-complex="italic"/>
    </style:style>
    <style:style style:name="T12" style:family="text">
      <style:text-properties fo:font-style="italic" officeooo:rsid="001728c5" style:font-style-asian="italic" style:font-style-complex="italic"/>
    </style:style>
    <style:style style:name="T13" style:family="text">
      <style:text-properties officeooo:rsid="001599fb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officeooo:rsid="0015bea0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fo:font-style="italic" style:font-style-asian="italic" style:font-style-complex="italic"/>
    </style:style>
    <style:style style:name="T18" style:family="text">
      <style:text-properties style:font-name="Liberation Serif" fo:font-style="italic" officeooo:rsid="001599fb" style:font-style-asian="italic" style:font-style-complex="italic"/>
    </style:style>
    <style:style style:name="T19" style:family="text">
      <style:text-properties style:font-name="Liberation Serif" officeooo:rsid="001728c5"/>
    </style:style>
    <style:style style:name="T20" style:family="text">
      <style:text-properties officeooo:rsid="001728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he Rules of Yahtzee</text:p>
      <text:p text:style-name="P15">Rolling the Dice</text:p>
      <text:p text:style-name="P1">You have five dice. <text:span text:style-name="T13">D</text:span>ice <text:span text:style-name="T13">may be rolled a</text:span> total of three times. <text:span text:style-name="T1">I</text:span>nitial<text:span text:style-name="T1">ly</text:span> you must roll all dice. <text:span text:style-name="T5">You then have</text:span> two re-rolls of any or all dice. After <text:span text:style-name="T13">your re-rolls</text:span>, you must score the <text:span text:style-name="T13">dice</text:span> <text:span text:style-name="T5">by selecting one of 13 </text:span><text:span text:style-name="T8">Categories</text:span><text:span text:style-name="T5">. </text:span></text:p>
      <text:p text:style-name="P3">Scoring</text:p>
      <text:p text:style-name="P16">Once a <text:span text:style-name="T9">C</text:span><text:span text:style-name="T7">ategory</text:span> has been scored, it is closed out for the rest of the game. The score for each <text:span text:style-name="T9">C</text:span><text:span text:style-name="T7">ategory </text:span>is determined by <text:span text:style-name="T13">its own</text:span> rule. The game ends <text:span text:style-name="T1">when</text:span> all <text:span text:style-name="T9">C</text:span><text:span text:style-name="T7">ategories</text:span> have been scored. <text:span text:style-name="T10">Categories</text:span><text:span text:style-name="T1"> are divided into </text:span><text:span text:style-name="T10">Upper</text:span><text:span text:style-name="T1"> and </text:span><text:span text:style-name="T10">Lower</text:span><text:span text:style-name="T1"> </text:span><text:span text:style-name="T10">Sections</text:span><text:span text:style-name="T1">. Total Score is the sum of both sections. </text:span>Highest wins. </text:p>
      <text:p text:style-name="P4">Upper Section</text:p>
      <text:p text:style-name="P2"><text:span text:style-name="T20">There are six </text:span><text:span text:style-name="T12">Categories</text:span><text:span text:style-name="T20"> in the </text:span><text:span text:style-name="T12">Upper Section</text:span><text:span text:style-name="T20">, one for each die face. Score these Categories by</text:span> <text:span text:style-name="T20">adding up</text:span> only th<text:span text:style-name="T20">ose die that match the</text:span> specified face<text:span text:style-name="T16">. If</text:span><text:span text:style-name="T19"> these six Categories sum to</text:span><text:span text:style-name="T16"> 63 or more points you will get an </text:span><text:span text:style-name="T18">U</text:span><text:span text:style-name="T17">pper </text:span><text:span text:style-name="T18">B</text:span><text:span text:style-name="T17">onus</text:span><text:span text:style-name="T16"> of 35 points.</text:span></text:p>
      <text:p text:style-name="P10"><text:span text:style-name="T20">So i</text:span>f you roll: <text:span text:style-name="T6">3,3,4,3,6</text:span> and score in the <text:span text:style-name="T7">Threes </text:span><text:span text:style-name="T9">C</text:span><text:span text:style-name="T7">ategory</text:span>, your total for that entry would be 9. Th<text:span text:style-name="T15">e</text:span> same <text:span text:style-name="T13">dice</text:span> would yield <text:span text:style-name="T7">zero</text:span> <text:span text:style-name="T14">points</text:span> if scored in the <text:span text:style-name="T7">Aces (</text:span><text:span text:style-name="T11">A.K.A.</text:span><text:span text:style-name="T7">Ones) </text:span><text:span text:style-name="T11">Category</text:span>, or <text:span text:style-name="T7">six </text:span><text:span text:style-name="T14">points</text:span> if scored in the <text:span text:style-name="T7">Sixes </text:span><text:span text:style-name="T9">C</text:span><text:span text:style-name="T7">ategory</text:span>. </text:p>
      <text:p text:style-name="P4">Lower Section</text:p>
      <text:p text:style-name="P1">Each <text:span text:style-name="T9">C</text:span><text:span text:style-name="T7">ategory</text:span> in the <text:span text:style-name="T9">L</text:span><text:span text:style-name="T7">ower </text:span><text:span text:style-name="T9">S</text:span><text:span text:style-name="T7">ection</text:span> has it's own requirements. <text:span text:style-name="T1">Selecting a </text:span><text:span text:style-name="T10">Category</text:span><text:span text:style-name="T1"> without fulfilling its requirements results in 0 points for that category</text:span>.</text:p>
      <text:p text:style-name="P8"><text:span text:style-name="T4">Three</text:span><text:span text:style-name="T2"> and </text:span><text:span text:style-name="T4">Four</text:span><text:span text:style-name="T3"> of a Kind</text:span></text:p>
      <text:p text:style-name="P11"><text:span text:style-name="T15">To score in</text:span> <text:span text:style-name="T8">Three</text:span><text:span text:style-name="T7"> of a Kind</text:span> you must have at least three die with matching faces. <text:span text:style-name="T15">In</text:span> <text:span text:style-name="T8">Four</text:span><text:span text:style-name="T7"> of a Kind</text:span> four die mus<text:span text:style-name="T5">t</text:span> match. Score for these two categories is the sum of all five die. </text:p>
      <text:p text:style-name="P6">So if you roll: <text:span text:style-name="T6">5,5,3,2,5</text:span> and select <text:span text:style-name="T8">Three</text:span><text:span text:style-name="T7"> of a Kind</text:span> you would score 20 points, but 0 if <text:span text:style-name="T8">Four</text:span><text:span text:style-name="T7"> of a Kind</text:span> is selected.</text:p>
      <text:p text:style-name="P9"><text:span text:style-name="T3">Small</text:span><text:span text:style-name="T2"> and </text:span><text:span text:style-name="T3">Large Straights</text:span></text:p>
      <text:p text:style-name="P12">A <text:span text:style-name="T11">S</text:span><text:span text:style-name="T7">mall </text:span><text:span text:style-name="T11">S</text:span><text:span text:style-name="T7">traight</text:span> is 4 consecutive faces and is worth 30 points. A <text:span text:style-name="T11">L</text:span><text:span text:style-name="T7">arge </text:span><text:span text:style-name="T11">S</text:span><text:span text:style-name="T7">traight</text:span> <text:span text:style-name="T20">requires</text:span> all five die <text:span text:style-name="T20">to form</text:span> a sequence and is worth 40 points. </text:p>
      <text:p text:style-name="P7">So if you roll: <text:span text:style-name="T6">5,4,3,2,6</text:span> then you could score either a small or large straight. It satisfies both.</text:p>
      <text:p text:style-name="P17">Full House</text:p>
      <text:p text:style-name="P13">A <text:span text:style-name="T7">Full House</text:span> is a roll with both a three of a kind and a pair. <text:span text:style-name="T7">Full </text:span><text:span text:style-name="T11">H</text:span><text:span text:style-name="T7">ouse</text:span> is worth 25 points.</text:p>
      <text:p text:style-name="P18">Yahtzee</text:p>
      <text:p text:style-name="P13">A <text:span text:style-name="T7">Yahtzee</text:span> <text:span text:style-name="T20">requires</text:span> all five die <text:span text:style-name="T20">to </text:span>match. <text:span text:style-name="T1">If the </text:span><text:span text:style-name="T10">Yahtzee</text:span><text:span text:style-name="T1"> category is blank then satisfying this category earns 50 points. Additional </text:span><text:span text:style-name="T10">Yahtzees</text:span><text:span text:style-name="T1"> increase the score by 100 points. This is the only category that may be selected multiple times. If however </text:span><text:span text:style-name="T10">Yahtzee</text:span><text:span text:style-name="T1"> is blank and selected without satisfying its requirements, then a permanent zero is scored. Once filled with a zero </text:span><text:span text:style-name="T10">Yahtzee</text:span><text:span text:style-name="T1"> may not be selected.</text:span></text:p>
      <text:p text:style-name="P18">Chance</text:p>
      <text:p text:style-name="P14">The score for <text:span text:style-name="T7">Chance</text:span> is simply the total of all <text:span text:style-name="T15">five</text:span> die. This category has no requirem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2:52:44.182562714</meta:creation-date>
    <dc:date>2015-02-25T17:11:21.236142517</dc:date>
    <meta:editing-duration>PT23M23S</meta:editing-duration>
    <meta:editing-cycles>3</meta:editing-cycles>
    <meta:generator>LibreOffice/4.2.7.2$Linux_x86 LibreOffice_project/420m0$Build-2</meta:generator>
    <meta:document-statistic meta:table-count="0" meta:image-count="0" meta:object-count="0" meta:page-count="1" meta:paragraph-count="22" meta:word-count="450" meta:character-count="2416" meta:non-whitespace-character-count="1983"/>
  </office:meta>
</office:document-meta>
</file>